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008000" draw:marker-start="Arrow" draw:marker-end="Arrow" draw:marker-end-width="0.2cm" draw:fill="none" draw:textarea-vertical-align="middle"/>
    </style:style>
    <style:style style:name="gr2" style:family="graphic" style:parent-style-name="objectwithoutfill">
      <style:graphic-properties draw:marker-start="" draw:marker-end="Arrow" draw:marker-end-width="0.2cm" draw:fill="none" draw:textarea-vertical-align="middle"/>
    </style:style>
    <style:style style:name="gr3" style:family="graphic" style:parent-style-name="objectwithoutfill">
      <style:graphic-properties draw:marker-end="Arrow" draw:marker-end-width="0.2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ff3333" draw:textarea-vertical-align="middle" draw:auto-grow-height="false" fo:min-height="0.749cm" fo:min-width="0.499cm"/>
    </style:style>
    <style:style style:name="gr6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8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-color="#80808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-color="#ffffcc" draw:textarea-horizontal-align="justify" draw:textarea-vertical-align="middle" draw:auto-grow-height="false" draw:shadow="hidden"/>
    </style:style>
    <style:style style:name="gr11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0099ff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6.4cm" svg:y1="4.8cm" svg:x2="16.4cm" svg:y2="3.6cm">
            <text:p/>
          </draw:line>
          <draw:line draw:style-name="gr1" draw:text-style-name="P1" draw:layer="layout" svg:x1="18.4cm" svg:y1="4.8cm" svg:x2="18.4cm" svg:y2="3.6cm">
            <text:p/>
          </draw:line>
          <draw:line draw:style-name="gr1" draw:text-style-name="P1" draw:layer="layout" svg:x1="16.7cm" svg:y1="3.3cm" svg:x2="18.1cm" svg:y2="3.3cm">
            <text:p/>
          </draw:line>
          <draw:line draw:style-name="gr1" draw:text-style-name="P1" draw:layer="layout" svg:x1="16.7cm" svg:y1="5.5cm" svg:x2="18.1cm" svg:y2="5.5cm">
            <text:p/>
          </draw:line>
          <draw:line draw:style-name="gr1" draw:text-style-name="P1" draw:layer="layout" svg:x1="16.7cm" svg:y1="3.6cm" svg:x2="18.1cm" svg:y2="5.2cm">
            <text:p/>
          </draw:line>
          <draw:line draw:style-name="gr1" draw:text-style-name="P1" draw:layer="layout" svg:x1="16.7cm" svg:y1="5.2cm" svg:x2="18.1cm" svg:y2="3.6cm">
            <text:p/>
          </draw:line>
        </draw:g>
        <draw:g>
          <draw:line draw:style-name="gr2" draw:text-style-name="P1" draw:layer="layout" svg:x1="16.4cm" svg:y1="6.4cm" svg:x2="16.4cm" svg:y2="5.9cm">
            <text:p/>
          </draw:line>
          <draw:line draw:style-name="gr3" draw:text-style-name="P1" draw:layer="layout" svg:x1="16.4cm" svg:y1="2cm" svg:x2="16.4cm" svg:y2="2.5cm">
            <text:p/>
          </draw:line>
          <draw:line draw:style-name="gr4" draw:text-style-name="P1" draw:layer="layout" svg:x1="11.7cm" svg:y1="4.4cm" svg:x2="15.2cm" svg:y2="4.4cm">
            <text:p/>
          </draw:line>
          <draw:line draw:style-name="gr4" draw:text-style-name="P1" draw:layer="layout" svg:x1="15.2cm" svg:y1="4.4cm" svg:x2="15.2cm" svg:y2="6.4cm">
            <text:p/>
          </draw:line>
          <draw:line draw:style-name="gr4" draw:text-style-name="P1" draw:layer="layout" svg:x1="18.4cm" svg:y1="6.4cm" svg:x2="15.2cm" svg:y2="6.4cm">
            <text:p/>
          </draw:line>
          <draw:line draw:style-name="gr4" draw:text-style-name="P1" draw:layer="layout" svg:x1="15.2cm" svg:y1="2cm" svg:x2="15.2cm" svg:y2="4.4cm">
            <text:p/>
          </draw:line>
          <draw:line draw:style-name="gr4" draw:text-style-name="P1" draw:layer="layout" svg:x1="18.4cm" svg:y1="2cm" svg:x2="15.2cm" svg:y2="2cm">
            <text:p/>
          </draw:line>
          <draw:line draw:style-name="gr2" draw:text-style-name="P1" draw:layer="layout" svg:x1="18.4cm" svg:y1="6.4cm" svg:x2="18.4cm" svg:y2="5.9cm">
            <text:p/>
          </draw:line>
          <draw:line draw:style-name="gr3" draw:text-style-name="P1" draw:layer="layout" svg:x1="18.4cm" svg:y1="2cm" svg:x2="18.4cm" svg:y2="2.5cm">
            <text:p/>
          </draw:line>
        </draw:g>
        <draw:g>
          <draw:g>
            <draw:custom-shape draw:style-name="gr5" draw:text-style-name="P1" draw:layer="layout" svg:width="2cm" svg:height="2cm" svg:x="6.9cm" svg:y="5.5cm">
              <text:p/>
              <draw:enhanced-geometry draw:glue-point-type="segments" draw:type="mso-spt100" draw:modifiers="0.520667051457651 179.587807258598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" draw:text-style-name="P1" draw:layer="layout" svg:width="1.4cm" svg:height="1.4cm" svg:x="7.2cm" svg:y="4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" draw:text-style-name="P1" draw:layer="layout" svg:width="1.9cm" svg:height="0.2cm" svg:x="9.6cm" svg:y="5.5cm">
              <text:p text:style-name="P1"><text:s/></text:p>
              <draw:enhanced-geometry svg:viewBox="0 0 21600 21600" draw:glue-points="?f6 10800 10800 21600 ?f5 10800 10800 0" draw:text-areas="?f3 ?f3 ?f4 ?f4" draw:mirror-vertical="true" draw:type="trapezoid" draw:modifiers="2096.78800856531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8" draw:text-style-name="P1" draw:layer="layout" svg:width="2.3cm" svg:height="2.3cm" svg:x="9.4cm" svg:y="3.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" draw:text-style-name="P1" draw:layer="layout" svg:width="1.9cm" svg:height="1.9cm" svg:x="9.6cm" svg:y="3.4cm">
              <text:p/>
              <draw:enhanced-geometry svg:viewBox="0 0 21600 21600" draw:type="rectangle" draw:enhanced-path="M 0 0 L 21600 0 21600 21600 0 21600 0 0 Z N"/>
            </draw:custom-shape>
          </draw:g>
          <draw:g>
            <draw:path draw:style-name="gr10" draw:text-style-name="P1" draw:layer="layout" svg:width="2.2cm" svg:height="0.7cm" draw:transform="rotate (-3.14159265358979) translate (11.3cm 6.5cm)" svg:viewBox="0 0 2201 701" svg:d="m2201 0h-2201l214 701h1774zm0 0zm-2201 701z">
              <draw:glue-point draw:id="4" svg:x="2.094cm" svg:y="0.35cm" draw:align="top-left"/>
              <draw:glue-point draw:id="5" svg:x="1.1cm" svg:y="0.701cm" draw:align="top-left"/>
              <draw:glue-point draw:id="6" svg:x="0.106cm" svg:y="0.35cm" draw:align="top-left"/>
              <draw:glue-point draw:id="7" svg:x="1.1cm" svg:y="0cm" draw:align="top-left"/>
              <text:p/>
            </draw:path>
            <draw:path draw:style-name="gr10" draw:text-style-name="P1" draw:layer="layout" svg:width="1.8cm" svg:height="0.5cm" draw:transform="rotate (-3.14159265358979) translate (11.1cm 6.4cm)" svg:viewBox="0 0 1801 501" svg:d="m1801 0h-1800l131 501h1538zm0 0zm-1801 501z">
              <draw:glue-point draw:id="4" svg:x="1.735cm" svg:y="0.25cm" draw:align="top-left"/>
              <draw:glue-point draw:id="5" svg:x="0.9cm" svg:y="0.501cm" draw:align="top-left"/>
              <draw:glue-point draw:id="6" svg:x="0.065cm" svg:y="0.25cm" draw:align="top-left"/>
              <draw:glue-point draw:id="7" svg:x="0.9cm" svg:y="0cm" draw:align="top-left"/>
              <text:p/>
            </draw:path>
            <draw:line draw:style-name="gr4" draw:text-style-name="P1" draw:layer="layout" svg:x1="9.599cm" svg:y1="5.9cm" svg:x2="9.499cm" svg:y2="6.4cm">
              <text:p/>
            </draw:line>
            <draw:line draw:style-name="gr4" draw:text-style-name="P1" draw:layer="layout" svg:x1="9.799cm" svg:y1="5.9cm" svg:x2="9.699cm" svg:y2="6.4cm">
              <text:p/>
            </draw:line>
            <draw:line draw:style-name="gr4" draw:text-style-name="P1" draw:layer="layout" svg:x1="9.999cm" svg:y1="5.9cm" svg:x2="9.899cm" svg:y2="6.4cm">
              <text:p/>
            </draw:line>
            <draw:line draw:style-name="gr4" draw:text-style-name="P1" draw:layer="layout" svg:x1="10.099cm" svg:y1="5.9cm" svg:x2="10.099cm" svg:y2="6.4cm">
              <text:p/>
            </draw:line>
            <draw:line draw:style-name="gr4" draw:text-style-name="P1" draw:layer="layout" svg:x1="10.298cm" svg:y1="5.899cm" svg:x2="10.298cm" svg:y2="6.399cm">
              <text:p/>
            </draw:line>
            <draw:line draw:style-name="gr4" draw:text-style-name="P1" draw:layer="layout" svg:x1="10.399cm" svg:y1="5.9cm" svg:x2="10.499cm" svg:y2="6.4cm">
              <text:p/>
            </draw:line>
            <draw:line draw:style-name="gr4" draw:text-style-name="P1" draw:layer="layout" svg:x1="10.599cm" svg:y1="5.9cm" svg:x2="10.699cm" svg:y2="6.4cm">
              <text:p/>
            </draw:line>
            <draw:line draw:style-name="gr4" draw:text-style-name="P1" draw:layer="layout" svg:x1="10.799cm" svg:y1="5.9cm" svg:x2="10.899cm" svg:y2="6.4cm">
              <text:p/>
            </draw:line>
            <draw:line draw:style-name="gr4" draw:text-style-name="P1" draw:layer="layout" svg:x1="9.399cm" svg:y1="6cm" svg:x2="10.999cm" svg:y2="6cm">
              <text:p/>
            </draw:line>
            <draw:line draw:style-name="gr4" draw:text-style-name="P1" draw:layer="layout" svg:x1="9.398cm" svg:y1="6.099cm" svg:x2="10.998cm" svg:y2="6.099cm">
              <text:p/>
            </draw:line>
            <draw:line draw:style-name="gr4" draw:text-style-name="P1" draw:layer="layout" svg:x1="9.397cm" svg:y1="6.198cm" svg:x2="10.999cm" svg:y2="6.2cm">
              <text:p/>
            </draw:line>
            <draw:line draw:style-name="gr4" draw:text-style-name="P1" draw:layer="layout" svg:x1="9.299cm" svg:y1="6.3cm" svg:x2="11.099cm" svg:y2="6.3cm">
              <text:p/>
            </draw:line>
          </draw:g>
          <draw:custom-shape draw:style-name="gr11" draw:text-style-name="P1" draw:layer="layout" svg:width="0.3cm" svg:height="0.4cm" svg:x="11.4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1cm" svg:height="1cm" svg:x="15.9cm" svg:y="5.4cm">
            <text:p/>
            <draw:enhanced-geometry draw:glue-point-type="segments" draw:mirror-horizontal="false" draw:mirror-vertical="false" draw:type="mso-spt100" draw:modifiers="0.520667051457651 179.58780725859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6" draw:text-style-name="P1" draw:layer="layout" svg:width="0.7cm" svg:height="0.7cm" svg:x="16.05cm" svg:y="4.7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12" draw:text-style-name="P1" draw:layer="layout" svg:width="1cm" svg:height="1cm" svg:x="15.9cm" svg:y="3.15cm">
            <text:p/>
            <draw:enhanced-geometry draw:glue-point-type="segments" draw:mirror-horizontal="false" draw:mirror-vertical="false" draw:type="mso-spt100" draw:modifiers="0.520667051457651 179.58780725859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6" draw:text-style-name="P1" draw:layer="layout" svg:width="0.7cm" svg:height="0.7cm" svg:x="16.05cm" svg:y="2.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12" draw:text-style-name="P1" draw:layer="layout" svg:width="1cm" svg:height="1cm" svg:x="17.9cm" svg:y="5.4cm">
            <text:p/>
            <draw:enhanced-geometry draw:glue-point-type="segments" draw:mirror-horizontal="false" draw:mirror-vertical="false" draw:type="mso-spt100" draw:modifiers="0.520667051457651 179.58780725859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6" draw:text-style-name="P1" draw:layer="layout" svg:width="0.7cm" svg:height="0.7cm" svg:x="18.05cm" svg:y="4.7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12" draw:text-style-name="P1" draw:layer="layout" svg:width="1cm" svg:height="1cm" svg:x="17.9cm" svg:y="3.15cm">
            <text:p/>
            <draw:enhanced-geometry draw:glue-point-type="segments" draw:mirror-horizontal="false" draw:mirror-vertical="false" draw:type="mso-spt100" draw:modifiers="0.520667051457651 179.58780725859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6" draw:text-style-name="P1" draw:layer="layout" svg:width="0.7cm" svg:height="0.7cm" svg:x="18.05cm" svg:y="2.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e </meta:initial-creator>
    <meta:creation-date>2013-03-05T18:42:23</meta:creation-date>
    <meta:editing-cycles>4</meta:editing-cycles>
    <meta:editing-duration>PT44M25S</meta:editing-duration>
    <dc:date>2013-03-05T19:39:29</dc:date>
    <dc:creator>Luke </dc:creator>
    <meta:generator>LibreOffice/3.5$Linux_x86 LibreOffice_project/350m1$Build-2</meta:generator>
    <meta:document-statistic meta:object-count="53"/>
  </office:meta>
</office:document-meta>
</file>